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0599c3ae-7fff-7aae-0230-7bbde9b0a93b"/>As another member of office nine and a veteran at that, Dead Man knew what was going on around him. Some of the other people knew it too. Jaguar 6 was out on a mission that would change Dead Man’s life. He was around before the brainwashing initiative, a mixed blessing that is. He knows that the latest mission put out was for his wife. And with Jaguar 6, he knew they weren't walking away. He was infuriated when he learned the horrendous way that Jaguar 6 killed them. Dead Man left Office 9 that day, never returned and was never heard from again.</text:p>
      <text:p text:style-name="Text_20_body"/>
      <text:p text:style-name="P1">When Dead Man left he tracked down Jaguar 6, his old friend, and killed him, leaving his body hidden in the forest. Knowing that Jaguar 6 would be expected back, as one of the more elite assassins of the Office, Dead took the mantle of Jaguar 6, stripping him of the mask and sword Jaguar 6 always bore. Dead Man was no more, his name erased, remembered only by the elite as the only deserter of the State to live. In wait he lays, he will find a time to remind the State of who he was.</text:p>
      <text:p text:style-name="Text_20_body"><text:line-break/>______________________________________________________________________________</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7:58:05.578547005</meta:creation-date>
    <dc:date>2019-04-16T19:13:18.003134933</dc:date>
    <meta:editing-duration>PT10M43S</meta:editing-duration>
    <meta:editing-cycles>2</meta:editing-cycles>
    <meta:generator>LibreOffice/6.0.6.2$Linux_X86_64 LibreOffice_project/00m0$Build-2</meta:generator>
    <meta:document-statistic meta:table-count="0" meta:image-count="0" meta:object-count="0" meta:page-count="1" meta:paragraph-count="3" meta:word-count="202" meta:character-count="1116" meta:non-whitespace-character-count="916"/>
  </office:meta>
</office:document-meta>
</file>